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automatic-styles>
    <style:style style:name="P1" style:family="paragraph" style:parent-style-name="Standard">
      <style:text-properties fo:font-size="17.1000003814697pt" officeooo:rsid="00209efe" officeooo:paragraph-rsid="00209efe" style:font-size-asian="15pt" style:font-size-complex="17.1000003814697pt"/>
    </style:style>
    <style:style style:name="P2" style:family="paragraph" style:parent-style-name="Standard">
      <style:text-properties fo:font-size="17.1000003814697pt" officeooo:rsid="00209efe" officeooo:paragraph-rsid="0020d699" style:font-size-asian="15pt" style:font-size-complex="17.1000003814697pt"/>
    </style:style>
    <style:style style:name="P3" style:family="paragraph" style:parent-style-name="Standard">
      <style:text-properties fo:font-size="17.1000003814697pt" officeooo:rsid="00228b9d" officeooo:paragraph-rsid="00228b9d" style:font-size-asian="15pt" style:font-size-complex="17.1000003814697pt"/>
    </style:style>
    <style:style style:name="T1" style:family="text">
      <style:text-properties fo:font-size="17.1000003814697pt" officeooo:rsid="0020d699" style:font-size-asian="15pt" style:font-size-complex="17.1000003814697pt"/>
    </style:style>
    <style:style style:name="T2" style:family="text">
      <style:text-properties fo:font-size="17.1000003814697pt" officeooo:rsid="00228b9d" style:font-size-asian="15pt" style:font-size-complex="17.1000003814697pt"/>
    </style:style>
    <style:style style:name="T3" style:family="text">
      <style:text-properties fo:font-size="17.1000003814697pt" officeooo:rsid="0022d75e" style:font-size-asian="15pt" style:font-size-complex="17.1000003814697pt"/>
    </style:style>
    <style:style style:name="T4" style:family="text">
      <style:text-properties fo:font-size="17.1000003814697pt" fo:font-weight="bold" officeooo:rsid="0020d699" style:font-size-asian="15pt" style:font-weight-asian="bold" style:font-size-complex="17.1000003814697pt" style:font-weight-complex="bold"/>
    </style:style>
    <style:style style:name="T5" style:family="text">
      <style:text-properties officeooo:rsid="0020d699"/>
    </style:style>
    <style:style style:name="T6" style:family="text">
      <style:text-properties officeooo:rsid="00228b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문제 식을 최대한 깔끔하게 적으면서 풀기</text:p>
      <text:p text:style-name="P1">2. 적용되는 개념을 하나정도 정리해서 풀이 노트에 적어놓기</text:p>
      <text:p text:style-name="P1">접선의 방정식 <text:span text:style-name="T5">y – f(a) = f’(a)(x-a) </text:span></text:p>
      <text:p text:style-name="P1">3. [오답 피드백] : 빨간색으로 틀린 부분만 고쳐서 한줄정도 피드백 해놓기</text:p>
      <text:p text:style-name="P1">4. 그 책을 한번 더 풀어보기</text:p>
      <text:p text:style-name="P1"/>
      <text:p text:style-name="P1">5. 준킬러/킬러문제 최소 이틀이상 고민해보기</text:p>
      <text:p text:style-name="P1"/>
      <text:p text:style-name="P1">논술(로또) </text:p>
      <text:p text:style-name="P1"/>
      <text:p text:style-name="P2">1500 2점, 3점 → 10분 15분 </text:p>
      <text:p text:style-name="P2"/>
      <text:p text:style-name="P3">[내일 부터 진행] </text:p>
      <text:p text:style-name="P2"/>
      <text:p text:style-name="P3">최소 3시간 </text:p>
      <text:p text:style-name="P2"><text:span text:style-name="T6">1. </text:span>하루 <text:span text:style-name="T5">1시간 ~ 1시간 반정도 시간을 정해서 문제를 쭉 풀기 </text:span></text:p>
      <text:p text:style-name="P3">2. 안풀리는 문제는 최대 하루 정도 고민해서 → 수업시작 전이나 후에 카톡으로 문제 번호만 알려주기 </text:p>
      <text:p text:style-name="Standard"><text:span text:style-name="T2">3. </text:span><text:span text:style-name="T1">5문제 오답 피드백 진행한 것 → 촬영해서 수업시작 전이나 후에 카톡으로 보내주시면 됩니다.</text:span></text:p>
      <text:p text:style-name="Standard"><text:span text:style-name="T3"/></text:p>
      <text:p text:style-name="Standard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8T18:47:42.533109740</meta:creation-date>
    <meta:generator>LibreOffice/7.3.6.2$Linux_X86_64 LibreOffice_project/30$Build-2</meta:generator>
    <dc:date>2022-11-08T21:39:18.855078811</dc:date>
    <meta:editing-duration>PT25M31S</meta:editing-duration>
    <meta:editing-cycles>1</meta:editing-cycles>
    <meta:document-statistic meta:table-count="0" meta:image-count="0" meta:object-count="0" meta:page-count="1" meta:paragraph-count="13" meta:word-count="252" meta:character-count="368" meta:non-whitespace-character-count="278"/>
  </office:meta>
</office:document-meta>
</file>